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8Num2"/>
    <style:style style:name="P2" style:family="paragraph" style:parent-style-name="Standard" style:list-style-name="WW8Num1"/>
    <style:style style:name="P3" style:family="paragraph" style:parent-style-name="Standard" style:list-style-name="WW8Num1">
      <style:text-properties officeooo:paragraph-rsid="001bc049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fo:color="#ff0000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officeooo:paragraph-rsid="001b3b32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officeooo:rsid="001bc049" officeooo:paragraph-rsid="001bc049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officeooo:paragraph-rsid="001bc049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officeooo:paragraph-rsid="001cf951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officeooo:paragraph-rsid="001daed5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officeooo:rsid="001daed5" officeooo:paragraph-rsid="001daed5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ff0000"/>
    </style:style>
    <style:style style:name="T1" style:family="text">
      <style:text-properties fo:color="#ff0000"/>
    </style:style>
    <style:style style:name="T2" style:family="text">
      <style:text-properties officeooo:rsid="001b3b32"/>
    </style:style>
    <style:style style:name="T3" style:family="text">
      <style:text-properties officeooo:rsid="001bc049"/>
    </style:style>
    <style:style style:name="T4" style:family="text">
      <style:text-properties officeooo:rsid="001cf951"/>
    </style:style>
    <style:style style:name="T5" style:family="text">
      <style:text-properties officeooo:rsid="001dae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mbre alumno:</text:p>
      <text:h text:style-name="Heading_20_1" text:outline-level="1">Ejercicios DTD para XMLs</text:h>
      <text:p text:style-name="Standard">Tenemos la siguiente estructura XML para una base de datos de “libros”</text:p>
      <text:p text:style-name="Standard">Tendremos la raíz de libros como “libros”</text:p>
      <text:p text:style-name="Standard">Como entidad “libro” tendremos:</text:p>
      <text:list xml:id="list5946963474906572555" text:style-name="WW8Num2">
        <text:list-item>
          <text:p text:style-name="P1">Atributos: isbn, numcopia</text:p>
        </text:list-item>
        <text:list-item>
          <text:p text:style-name="P1">Elementos: titulo, autor, anyoedicion, numpaginas, lengua</text:p>
        </text:list-item>
      </text:list>
      <text:p text:style-name="Standard">Ejercicios:</text:p>
      <text:p text:style-name="Standard">Se probarán diversas opciones, provocando en cada momento los posibles errores e identificándolos como tales.</text:p>
      <text:p text:style-name="Standard">Indicad salida del error y verificar la solución.</text:p>
      <text:list xml:id="list6387869189849242929" text:style-name="WW8Num1">
        <text:list-item>
          <text:p text:style-name="P2">Probar la cardinalidad para que solo exista un libro o varios. Montar la estructura tanto en XML como en DTD.</text:p>
        </text:list-item>
      </text:list>
      <text:p text:style-name="P6">Error de salida:</text:p>
      <text:p text:style-name="P6"><text:span text:style-name="T2">libros.xml:23: element libros: validity error : Element libros content does not follow the DTD, expecting (libro), got (libro libro )</text:span> </text:p>
      <text:p text:style-name="P5"/>
      <text:list xml:id="list193022010488914" text:continue-numbering="true" text:style-name="WW8Num1">
        <text:list-item>
          <text:p text:style-name="P2">Probar el orden de los elementos, tanto en su declaración DTD como en la posición en el XML.</text:p>
        </text:list-item>
      </text:list>
      <text:p text:style-name="P8">Error de salida: <text:span text:style-name="T3">libros.xml:13: element libro: validity error : Element libro content does not follow the DTD, expecting (titulo , autor , anyoedicion , numpaginas , lengua), got (autor titulo anyoedicion numpaginas lengua )</text:span></text:p>
      <text:p text:style-name="P13"/>
      <text:list xml:id="list193020018469750" text:continue-numbering="true" text:style-name="WW8Num1">
        <text:list-item>
          <text:p text:style-name="P3">Ver la cardinalidad de elementos repetidos, por ejemplo 2 títulos. Restructurar la definición DTD para ver que se resuelve.</text:p>
        </text:list-item>
      </text:list>
      <text:p text:style-name="P9">Error de salida: <text:span text:style-name="T4">libros.xml:13: element libro: validity error : Element libro content does not follow the DTD, expecting (titulo , autor , anyoedicion , numpaginas , lengua), got (titulo titulo autor anyoedicion numpaginas lengua )</text:span></text:p>
      <text:p text:style-name="P4"/>
      <text:list xml:id="list193020043683875" text:continue-numbering="true" text:style-name="WW8Num1">
        <text:list-item>
          <text:p text:style-name="P2">Probad elementos declarados como vacíos de 2 formas diferentes: Elemento con 1 solo etiqueta y elemento con etiqueta de apertura y cierre.</text:p>
        </text:list-item>
      </text:list>
      <text:p text:style-name="P4">Error de salida: </text:p>
      <text:p text:style-name="P10"><text:tab/><text:span text:style-name="T5">1 etiqueta: libros.xml:22: parser error : Opening and ending tag mismatch: autor line 18 and libro.</text:span></text:p>
      <text:p text:style-name="P11"><text:soft-page-break/>libros.xml:13: parser error : Opening and ending tag mismatch: autor line 9 and libro</text:p>
      <text:p text:style-name="P4"/>
      <text:list xml:id="list193021177239995" text:continue-numbering="true" text:style-name="WW8Num1">
        <text:list-item>
          <text:p text:style-name="P2">Contemplar que “lengua” pueda ser “inglés”, “español”, “francés” y “alemán”.</text:p>
        </text:list-item>
      </text:list>
      <text:p text:style-name="Párrafo_20_de_20_lista">Error de salida:</text:p>
      <text:p text:style-name="Párrafo_20_de_20_lista"/>
      <text:list xml:id="list193020374572484" text:continue-numbering="true" text:style-name="WW8Num1">
        <text:list-item>
          <text:p text:style-name="P2">Para lengua, incluid distintas cardinalidades y realizad pruebas.</text:p>
        </text:list-item>
      </text:list>
      <text:p text:style-name="P4">Error de salida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a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FRANCISCO PAREDES PEREZ</meta:initial-creator>
    <meta:creation-date>2018-01-19T17:07:00</meta:creation-date>
    <dc:date>2018-01-19T19:30:19.899311533</dc:date>
    <meta:editing-cycles>3</meta:editing-cycles>
    <meta:editing-duration>PT14M38S</meta:editing-duration>
    <meta:document-statistic meta:table-count="0" meta:image-count="0" meta:object-count="0" meta:page-count="2" meta:paragraph-count="25" meta:word-count="298" meta:character-count="1887" meta:non-whitespace-character-count="1619"/>
    <meta:generator>LibreOffice/5.1.6.2$Linux_X86_64 LibreOffice_project/10m0$Build-2</meta:generator>
  </office:meta>
</office:document-meta>
</file>